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Roboto" svg:font-family="Roboto"/>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text-align="start" style:justify-single-word="false"/>
      <style:text-properties officeooo:paragraph-rsid="0016960e"/>
    </style:style>
    <style:style style:name="P2" style:family="paragraph" style:parent-style-name="Standard">
      <style:paragraph-properties fo:text-align="start" style:justify-single-word="false"/>
      <style:text-properties officeooo:paragraph-rsid="001a45d2"/>
    </style:style>
    <style:style style:name="P3" style:family="paragraph" style:parent-style-name="Standard">
      <style:paragraph-properties fo:text-align="start" style:justify-single-word="false"/>
      <style:text-properties style:font-name="Roboto" officeooo:rsid="0016960e" officeooo:paragraph-rsid="0016960e"/>
    </style:style>
    <style:style style:name="P4" style:family="paragraph" style:parent-style-name="Standard">
      <style:paragraph-properties fo:text-align="start" style:justify-single-word="false"/>
      <style:text-properties style:font-name="Roboto" officeooo:rsid="001a45d2" officeooo:paragraph-rsid="001a45d2"/>
    </style:style>
    <style:style style:name="P5" style:family="paragraph" style:parent-style-name="Standard">
      <style:paragraph-properties fo:text-align="start" style:justify-single-word="false"/>
      <style:text-properties style:font-name="Roboto"/>
    </style:style>
    <style:style style:name="P6" style:family="paragraph" style:parent-style-name="Standard">
      <style:paragraph-properties fo:text-align="start" style:justify-single-word="false"/>
      <style:text-properties style:font-name="Roboto" officeooo:paragraph-rsid="001a45d2"/>
    </style:style>
    <style:style style:name="P7" style:family="paragraph" style:parent-style-name="Standard">
      <style:paragraph-properties fo:text-align="start" style:justify-single-word="false"/>
      <style:text-properties style:font-name="Roboto" officeooo:rsid="001c69c1" officeooo:paragraph-rsid="001c69c1"/>
    </style:style>
    <style:style style:name="P8" style:family="paragraph" style:parent-style-name="Standard">
      <style:paragraph-properties fo:text-align="start" style:justify-single-word="false"/>
      <style:text-properties style:font-name="Roboto" officeooo:paragraph-rsid="001a45d2" fo:background-color="#2a6099"/>
    </style:style>
    <style:style style:name="P9" style:family="paragraph" style:parent-style-name="Standard" style:master-page-name="MP0">
      <style:paragraph-properties fo:text-align="start" style:justify-single-word="false" style:page-number="auto" fo:break-before="page"/>
      <style:text-properties style:font-name="Roboto"/>
    </style:style>
    <style:style style:name="P10" style:family="paragraph" style:parent-style-name="Standard">
      <style:paragraph-properties fo:text-align="start" style:justify-single-word="false"/>
      <style:text-properties officeooo:paragraph-rsid="001a45d2"/>
    </style:style>
    <style:style style:name="P11" style:family="paragraph" style:parent-style-name="Standard">
      <style:paragraph-properties fo:text-align="start" style:justify-single-word="false"/>
      <style:text-properties officeooo:paragraph-rsid="001e1445"/>
    </style:style>
    <style:style style:name="T1" style:family="text">
      <style:text-properties officeooo:rsid="0019134e"/>
    </style:style>
    <style:style style:name="T2" style:family="text">
      <style:text-properties officeooo:rsid="001a45d2"/>
    </style:style>
    <style:style style:name="T3" style:family="text">
      <style:text-properties style:font-name="Roboto"/>
    </style:style>
    <style:style style:name="T4" style:family="text">
      <style:text-properties style:font-name="Roboto" officeooo:rsid="0016960e"/>
    </style:style>
    <style:style style:name="T5" style:family="text">
      <style:text-properties style:font-name="Roboto" officeooo:rsid="001c69e6"/>
    </style:style>
    <style:style style:name="T6" style:family="text">
      <style:text-properties style:font-name="Roboto" officeooo:rsid="001cca7d"/>
    </style:style>
    <style:style style:name="T7" style:family="text">
      <style:text-properties style:font-name="Roboto" officeooo:rsid="001e1445"/>
    </style:style>
    <style:style style:name="T8" style:family="text">
      <style:text-properties style:font-name="Roboto" fo:background-color="#ffff00" loext:char-shading-value="0"/>
    </style:style>
    <style:style style:name="T9" style:family="text">
      <style:text-properties style:font-name="Roboto" officeooo:rsid="000f94b3" fo:background-color="#ffff00" loext:char-shading-value="0"/>
    </style:style>
    <style:style style:name="T10" style:family="text">
      <style:text-properties style:font-name="Roboto" officeooo:rsid="000f94b3"/>
    </style:style>
    <style:style style:name="T11" style:family="text">
      <style:text-properties style:font-name="Roboto" officeooo:rsid="001430c9"/>
    </style:style>
    <style:style style:name="T12" style:family="text">
      <style:text-properties style:font-name="Roboto" officeooo:rsid="001f651b"/>
    </style:style>
    <style:style style:name="T13" style:family="text">
      <style:text-properties officeooo:rsid="001f65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rtefact - Creation of a rapid, reliable, and user-friendly transpiler</text:p>
      <text:p text:style-name="P3">Project Aims</text:p>
      <text:p text:style-name="P3">The main aim of this project is to create a transpiler from one programming language to another. The three main criteria by which I will judge the success of the project will be as stated in the title:</text:p>
      <text:p text:style-name="P3">1. The transpiler must be rapid. By this I mean that it will take under half a second to run for most scripts. For longer scripts, I expect it to run faster than the c++ compiler would on an equivalent script.</text:p>
      <text:p text:style-name="P3">2. The transpiler must be reliable. This means that it must produce code that will not <text:span text:style-name="T1">produce syntax errors in the python interpreter. It must also produce errors while running to warn the user about syntax errors and type errors in the source code.</text:span></text:p>
      <text:p text:style-name="P4"><text:span text:style-name="T2">3. </text:span>The transpiler must be user-friendly. By this I mean that it must be easy for a user to specify which file to translate and it must then provide easy-to-understand errors if there are any, or show the location of the output.</text:p>
      <text:p text:style-name="P5">1. What is a transpiler?</text:p>
      <text:p text:style-name="P5">Before the process of creating a transpiler can be detailed, a few key terms must first be defined. A transpiler is a program that translates code from one programming language into another programming language. This can be useful to rapidly prototype a language, port code from one language to another, or just run certain languages.</text:p>
      <text:p text:style-name="P5">A transpiler as a program has three major essential stages: Lexer, Parser, and Code Generation. Most transpilers will also include a semantic analysis stage to check for other errors, but this is not always necessary depending on the specifics of the languages.</text:p>
      <text:p text:style-name="P5">A transpiler will generally deal with up to three programming languages, depending on the choices of the programmers: a source language (the language the input to the program is in), the target language (the language that the program will output) and the language used to program the transpiler.</text:p>
      <text:p text:style-name="P5">2. What languages?</text:p>
      <text:p text:style-name="P1"><text:span text:style-name="Default_20_Paragraph_20_Font"><text:span text:style-name="T3">I have chosen to use SPLIWACA as the source language because it is simple and therefore relatively easy to translate. SPLIWACA stands for Standardised Pseudolang Implemented With(out) A Cool Acronym. It is being developed mostly by </text:span></text:span><text:span text:style-name="Default_20_Paragraph_20_Font"><text:span text:style-name="T4">a friend of mine, which means that I can get more information about how the language is intended to work in niche cases that might be necessary during development.</text:span></text:span></text:p>
      <text:p text:style-name="P5">The target language is Python 3.8 because it is also relatively simple and it is a widely used and recognised language.</text:p>
      <text:p text:style-name="P5">I chose C++ to write the transpiler in because it is a fast, industry-standard language with many features that make it relatively easy to create the structures required.</text:p>
      <text:p text:style-name="P5">3. What do the stages do?</text:p>
      <text:p text:style-name="P5">The first stage is the lexer, or lexical analysis. The lexer splits the input stream of text into “words”. These words are the different operators and identifiers and keywords.</text:p>
      <text:p text:style-name="P5">The list of words in the program is then fed into the next stage: the parser, or syntax analysis. This stage uses the words to construct an abstract syntax tree. This groups together the words which tell the language what is happening e.g. +, FUNCTION and associates the identifiers and constant values. Identifiers are either variables or constants; they hold a value and when they are used, the value they hold is taken out and used in the operation.</text:p>
      <text:p text:style-name="P6"><text:soft-page-break/>The final stage is code generation, where the abstract syntax tree is traversed and used to generate code. In most compilers, the abstract syntax tree will be used to generate an intermediate representation which will then be optimised and used to generate the final machine code. However, I have decided to skip this step and go straight to generating the final python code. This is because the languages are quite similar so going down to a lower-level intermediate representation will not help generate the final code.</text:p>
      <text:p text:style-name="P7">4. What is the process of making the transpiler?</text:p>
      <text:p text:style-name="P2"><text:span text:style-name="T5">I s</text:span><text:span text:style-name="T3">tart</text:span><text:span text:style-name="T5">ed</text:span><text:span text:style-name="T3"> with </text:span><text:span text:style-name="T5">an</text:span><text:span text:style-name="T3"> idea of how data should be represented </text:span><text:span text:style-name="T5">after each phase</text:span><text:span text:style-name="T3">. Then </text:span><text:span text:style-name="T5">I </text:span><text:span text:style-name="T3">move</text:span><text:span text:style-name="T5">d</text:span><text:span text:style-name="T3"> on to designing the algorithm to fill out that data. Once the algorithm is designed it can be programmed. I generally will try to design the algorithm in my head as I program but for larger projects such as this I will use pseudocode in multiple levels of complexity. First I decide the general idea of how I will do it, in something like a paragraph. </text:span><text:span text:style-name="T5">I will generally not write this stage down, but use it as a scaffold to build the more detailed algorithm around.</text:span><text:span text:style-name="T3"> </text:span><text:span text:style-name="T5">In the </text:span><text:span text:style-name="T6">final version of the </text:span><text:span text:style-name="T5">lexer for the transpiler, this paragraph was something like:</text:span></text:p>
      <text:p text:style-name="P6"/>
      <text:p text:style-name="P6">Look at the next character/set of characters of the input</text:p>
      <text:p text:style-name="P6">If I want to split the input at that character/word:</text:p>
      <text:p text:style-name="P6"><text:tab/>Create a token from the current contents of my word buffer</text:p>
      <text:p text:style-name="P6"><text:tab/>Create a token from the bit I want to split at</text:p>
      <text:p text:style-name="P6">Otherwise:</text:p>
      <text:p text:style-name="P6"><text:tab/>Add the character to the word buffer</text:p>
      <text:p text:style-name="P6">Repeat until the input is processed</text:p>
      <text:p text:style-name="P6"/>
      <text:p text:style-name="P11"><text:span text:style-name="T7">I went through three designs for the lexer. </text:span><text:span text:style-name="T3">The first design I had for the lexer used regexes but there was an issue in the standard regex</text:span><text:span text:style-name="T8"> </text:span><text:span text:style-name="T9">(REGular EXpression – used to find patterns in text)</text:span><text:span text:style-name="T8"> </text:span><text:span text:style-name="T3">library. </text:span><text:span text:style-name="T10">Originally I was going to use this technique to find patterns of words such as functions, and then extract them into individual words. However, the library was not designed for use with such long pattern definitions or input streams, and so took up more memory than the computer had available.</text:span></text:p>
      <text:p text:style-name="P11"><text:span text:style-name="T3">The second design worked but I decided that some of the code that I had written for part of the lexer could be used for the whole thing which then might make it more efficient or at least </text:span><text:span text:style-name="T7">more elegant</text:span><text:span text:style-name="T3">. In the process of </text:span><text:span text:style-name="T11">changing</text:span><text:span text:style-name="T3"> the code I made it work in </text:span><text:span text:style-name="T7">pseudocode, </text:span><text:span text:style-name="T3">but it didn’t work fully </text:span><text:span text:style-name="T7">after writing the actual code, because I had made some small mistakes both in code and pseudocode.</text:span><text:span text:style-name="T3"> Therefore, I had to look for the bugs. Sometimes this is easy as it is obvious which bit of code is used to do something and I can simply see the issue and fix it. Other times it is more complicated. </text:span><text:span text:style-name="T7">When it is complicated, </text:span><text:span text:style-name="T3">I </text:span><text:span text:style-name="T7">can</text:span><text:span text:style-name="T3"> set a breakpoint there </text:span><text:span text:style-name="T7">to stop the code running when it reaches that point.</text:span><text:span text:style-name="T3"> </text:span><text:span text:style-name="T7">I can then </text:span><text:span text:style-name="T3">step through the code line by line looking at what it is doing as it runs, then fix whatever caused the issue. Sometimes I don’t know what might be causing the bug so I might set a breakpoint at a few milestones to narrow down the location that the bug is occurring at. </text:span><text:span text:style-name="T7">I can jump between breakpoints until the issue occurs,</text:span><text:span text:style-name="T3"> then narrow down my search further to find what the problem is.</text:span></text:p>
      <text:p text:style-name="P6"/>
      <text:p text:style-name="P2"><text:span text:style-name="T3">Th</text:span><text:span text:style-name="T12">e above pseudocode</text:span><text:span text:style-name="T3"> is the basis of the algorithm </text:span><text:span text:style-name="T12">for the lexer</text:span><text:span text:style-name="T3">, but rather than being able to do it in 7 lines, I used </text:span><text:span text:style-name="T12">somewhere</text:span><text:span text:style-name="T3"> between two and three hundred, because this basi</text:span><text:span text:style-name="T12">c outline</text:span><text:span text:style-name="T3"> </text:span><text:span text:style-name="T12">does not completely detail everything that </text:span><text:soft-page-break/><text:span text:style-name="T12">needs to be done. </text:span><text:span text:style-name="T3">Once I have an idea of the basic layout of the algorithm, I can write pseudocode for more complex levels and see how exactly I </text:span><text:span text:style-name="T12">will </text:span><text:span text:style-name="T3">implement the algorithm. Depending on the complexity of the algorithm, I might </text:span><text:span text:style-name="T12">write</text:span><text:span text:style-name="T3"> pseudocode at a nearly 1:1 level with the actual code or I might leave it a little more abstract and then implement it without worrying about </text:span><text:span text:style-name="T12">writing too detailed pseudocode</text:span><text:span text:style-name="T3">. No matter how well I have thought out the algorithm already, writing it out again in actual code I will find small mistakes and errors in the algorithm that I have to fix. Sometimes I will have to start over as to fix the error would take longer than it takes to go back to the start and write the algorithm again. I can usually draw directly from the already written algorithm, but in these sorts of cases the structure will have to change a lot.</text:span></text:p>
      <text:p text:style-name="P6"/>
      <text:p text:style-name="P6">Once I have finished writing out the code, the next stage is to test it. Sometimes I will test while I am in the middle of writing the code, but once I have the full algorithm mapped out in pseudocode, I will usually be copying out from it, not developing it incrementally, so testing will not be as useful.</text:p>
      <text:p text:style-name="P6"/>
      <text:p text:style-name="P6">In the parser I restructure the input into nodes. I started by creating the structures that would be the nodes. These are laid out to hold all the required data. However, as I started programming, this initial data planning is not completely accurate to what I need to hold, so I modify and add nodes as I go. For example, if there is a particular piece that is needed in a number of other nodes, I might create a new node to hold that data rather than repeating the code in every location. Most of the nodes are designed in the grammar.ebnf file but this file also changed as I realised better ways to structure some of the things. This process of iteratively developing parts of the project is quite useful as mistakes made early on will be flagged up and fixed as the final version is written.</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Roboto" svg:font-family="Roboto"/>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creation-date>2020-01-21T17:59:00Z</meta:creation-date>
    <dc:date>2020-01-28T19:18:41.301000000</dc:date>
    <meta:editing-cycles>23</meta:editing-cycles>
    <meta:editing-duration>PT4H53M40S</meta:editing-duration>
    <meta:document-statistic meta:table-count="0" meta:image-count="0" meta:object-count="0" meta:page-count="3" meta:paragraph-count="32" meta:word-count="1534" meta:character-count="8529" meta:non-whitespace-character-count="7023"/>
    <meta:template xlink:type="simple" xlink:actuate="onRequest" xlink:title="" xlink:href="Normal.dotm"/>
  </office:meta>
</office:document-meta>
</file>